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7d2" officeooo:paragraph-rsid="001117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3" meta:non-whitespace-character-count="3"/>
  </office:meta>
</office:document-meta>
</file>